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6pt" style:font-size-asian="6pt" style:font-size-complex="6pt"/>
    </style:style>
    <style:style style:name="P2" style:family="paragraph" style:parent-style-name="Text_20_body">
      <style:paragraph-properties fo:margin-top="0cm" fo:margin-bottom="0.499cm" style:contextual-spacing="false"/>
    </style:style>
    <style:style style:name="P3" style:family="paragraph" style:parent-style-name="Text_20_body">
      <style:paragraph-properties fo:margin-top="0cm" fo:margin-bottom="0.499cm" style:contextual-spacing="false"/>
      <style:text-properties officeooo:paragraph-rsid="0007972d"/>
    </style:style>
    <style:style style:name="P4" style:family="paragraph" style:parent-style-name="Text_20_body">
      <style:paragraph-properties fo:margin-top="0cm" fo:margin-bottom="0.499cm" style:contextual-spacing="false"/>
      <style:text-properties officeooo:paragraph-rsid="00159015"/>
    </style:style>
    <style:style style:name="P5" style:family="paragraph" style:parent-style-name="Heading_20_2">
      <style:paragraph-properties fo:margin-top="0cm" fo:margin-bottom="0.499cm" style:contextual-spacing="false"/>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officeooo:paragraph-rsid="0005f3ef"/>
    </style:style>
    <style:style style:name="P8" style:family="paragraph" style:parent-style-name="Preformatted_20_Text">
      <style:paragraph-properties fo:margin-top="0cm" fo:margin-bottom="0.499cm" style:contextual-spacing="false"/>
      <style:text-properties officeooo:paragraph-rsid="0007972d"/>
    </style:style>
    <style:style style:name="P9" style:family="paragraph" style:parent-style-name="Preformatted_20_Text">
      <style:paragraph-properties fo:margin-top="0cm" fo:margin-bottom="0.499cm" style:contextual-spacing="false"/>
      <style:text-properties officeooo:paragraph-rsid="00081c0a"/>
    </style:style>
    <style:style style:name="P10" style:family="paragraph" style:parent-style-name="Preformatted_20_Text">
      <style:paragraph-properties fo:margin-top="0cm" fo:margin-bottom="0.499cm" style:contextual-spacing="false"/>
      <style:text-properties officeooo:paragraph-rsid="0012237e"/>
    </style:style>
    <style:style style:name="P11" style:family="paragraph" style:parent-style-name="Preformatted_20_Text">
      <style:paragraph-properties fo:margin-top="0cm" fo:margin-bottom="0.499cm" style:contextual-spacing="false"/>
      <style:text-properties officeooo:paragraph-rsid="001311de"/>
    </style:style>
    <style:style style:name="P12" style:family="paragraph" style:parent-style-name="Preformatted_20_Text">
      <style:paragraph-properties fo:margin-top="0cm" fo:margin-bottom="0.499cm" style:contextual-spacing="false"/>
      <style:text-properties officeooo:paragraph-rsid="00159015"/>
    </style:style>
    <style:style style:name="P13" style:family="paragraph" style:parent-style-name="Preformatted_20_Text">
      <style:paragraph-properties fo:margin-top="0cm" fo:margin-bottom="0.499cm" style:contextual-spacing="false"/>
      <style:text-properties officeooo:paragraph-rsid="0015ef5f"/>
    </style:style>
    <style:style style:name="P14" style:family="paragraph" style:parent-style-name="Preformatted_20_Text">
      <style:paragraph-properties fo:margin-top="0cm" fo:margin-bottom="0.499cm" style:contextual-spacing="false"/>
      <style:text-properties officeooo:rsid="0018b83e" officeooo:paragraph-rsid="0018b83e"/>
    </style:style>
    <style:style style:name="P15" style:family="paragraph" style:parent-style-name="Preformatted_20_Text">
      <style:paragraph-properties fo:margin-top="0cm" fo:margin-bottom="0.499cm" style:contextual-spacing="false"/>
      <style:text-properties officeooo:paragraph-rsid="0019d4af"/>
    </style:style>
    <style:style style:name="P16" style:family="paragraph" style:parent-style-name="Preformatted_20_Text">
      <style:paragraph-properties fo:margin-top="0cm" fo:margin-bottom="0.499cm" style:contextual-spacing="false"/>
      <style:text-properties officeooo:paragraph-rsid="001a6e09"/>
    </style:style>
    <style:style style:name="P17" style:family="paragraph" style:parent-style-name="Preformatted_20_Text">
      <style:paragraph-properties fo:margin-top="0cm" fo:margin-bottom="0.499cm" style:contextual-spacing="false"/>
      <style:text-properties officeooo:paragraph-rsid="001c2fa5"/>
    </style:style>
    <style:style style:name="P18" style:family="paragraph" style:parent-style-name="Preformatted_20_Text">
      <style:paragraph-properties fo:margin-top="0cm" fo:margin-bottom="0.499cm" style:contextual-spacing="false"/>
      <style:text-properties officeooo:paragraph-rsid="001d19d0"/>
    </style:style>
    <style:style style:name="P19" style:family="paragraph" style:parent-style-name="Preformatted_20_Text">
      <style:paragraph-properties fo:margin-top="0cm" fo:margin-bottom="0.499cm" style:contextual-spacing="false"/>
      <style:text-properties officeooo:paragraph-rsid="001e0dec"/>
    </style:style>
    <style:style style:name="P20" style:family="paragraph" style:parent-style-name="Heading_20_1">
      <style:paragraph-properties fo:margin-top="0cm" fo:margin-bottom="0.499cm" style:contextual-spacing="false"/>
    </style:style>
    <style:style style:name="P21" style:family="paragraph" style:parent-style-name="Standard">
      <style:paragraph-properties fo:margin-top="0cm" fo:margin-bottom="0.499cm" style:contextual-spacing="false"/>
      <style:text-properties officeooo:paragraph-rsid="00081c0a"/>
    </style:style>
    <style:style style:name="P22" style:family="paragraph" style:parent-style-name="Standard">
      <style:paragraph-properties fo:margin-top="0cm" fo:margin-bottom="0.499cm" style:contextual-spacing="false"/>
      <style:text-properties officeooo:paragraph-rsid="000ea967"/>
    </style:style>
    <style:style style:name="P23" style:family="paragraph" style:parent-style-name="Standard">
      <style:paragraph-properties fo:margin-top="0cm" fo:margin-bottom="0.499cm" style:contextual-spacing="false"/>
      <style:text-properties fo:font-variant="normal" fo:text-transform="none" fo:color="#333333" style:font-name="Helvetica Neue" fo:font-size="7pt" fo:letter-spacing="normal" fo:font-style="normal" fo:font-weight="normal" officeooo:paragraph-rsid="00081c0a" fo:background-color="#f0f0f0"/>
    </style:style>
    <style:style style:name="P24" style:family="paragraph" style:parent-style-name="Preformatted_20_Text">
      <style:paragraph-properties fo:margin-top="0cm" fo:margin-bottom="0.499cm" style:contextual-spacing="false"/>
      <style:text-properties officeooo:paragraph-rsid="00219740"/>
    </style:style>
    <style:style style:name="T1" style:family="text">
      <style:text-properties officeooo:rsid="0005f3ef"/>
    </style:style>
    <style:style style:name="T2" style:family="text">
      <style:text-properties fo:font-weight="bold" officeooo:rsid="0005f3ef" style:font-weight-asian="bold" style:font-weight-complex="bold"/>
    </style:style>
    <style:style style:name="T3" style:family="text">
      <style:text-properties fo:font-weight="bold" officeooo:rsid="0007972d"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05f3ef" style:font-size-asian="10pt" style:font-size-complex="10pt"/>
    </style:style>
    <style:style style:name="T6" style:family="text">
      <style:text-properties fo:font-size="10pt" officeooo:rsid="0007972d" style:font-size-asian="10pt" style:font-size-complex="10pt"/>
    </style:style>
    <style:style style:name="T7" style:family="text">
      <style:text-properties fo:font-size="10pt" officeooo:rsid="000b5cfa" style:font-size-asian="10pt" style:font-size-complex="10pt"/>
    </style:style>
    <style:style style:name="T8" style:family="text">
      <style:text-properties officeooo:rsid="0007972d"/>
    </style:style>
    <style:style style:name="T9" style:family="text">
      <style:text-properties officeooo:rsid="000a3075"/>
    </style:style>
    <style:style style:name="T10" style:family="text">
      <style:text-properties officeooo:rsid="000b5cfa"/>
    </style:style>
    <style:style style:name="T11" style:family="text">
      <style:text-properties officeooo:rsid="000ce46f"/>
    </style:style>
    <style:style style:name="T12" style:family="text">
      <style:text-properties officeooo:rsid="000ea967"/>
    </style:style>
    <style:style style:name="T13" style:family="text">
      <style:text-properties fo:font-variant="normal" fo:text-transform="none" fo:color="#444444" style:font-name="Helvetica Neue1" fo:font-size="7.5pt" fo:letter-spacing="normal" fo:font-style="normal" fo:font-weight="normal"/>
    </style:style>
    <style:style style:name="T14" style:family="text">
      <style:text-properties fo:font-variant="normal" fo:text-transform="none" fo:color="#444444" style:font-name="Helvetica Neue1" fo:font-size="9.75pt" fo:letter-spacing="normal" fo:font-style="normal" fo:font-weight="normal"/>
    </style:style>
    <style:style style:name="T15" style:family="text">
      <style:text-properties fo:font-variant="normal" fo:text-transform="none" fo:color="#444444" style:font-name="Monaco" fo:font-size="7pt" fo:letter-spacing="normal" fo:font-style="normal" fo:font-weight="bold"/>
    </style:style>
    <style:style style:name="T16" style:family="text">
      <style:text-properties fo:font-variant="normal" fo:text-transform="none" fo:color="#333333" style:font-name="Arial Narrow" fo:font-size="6pt" fo:letter-spacing="normal" fo:font-style="normal" fo:font-weight="normal" style:font-size-asian="6pt" style:font-size-complex="6pt"/>
    </style:style>
    <style:style style:name="T17" style:family="text">
      <style:text-properties fo:font-variant="normal" fo:text-transform="none" fo:color="#333333" style:font-name="Lucida Console" fo:font-size="7.5pt" fo:letter-spacing="normal" fo:font-style="normal" fo:font-weight="normal" officeooo:rsid="001311de" fo:background-color="transparent" loext:char-shading-value="0" style:font-size-asian="6pt" style:font-size-complex="6pt"/>
    </style:style>
    <style:style style:name="T18" style:family="text">
      <style:text-properties fo:font-variant="normal" fo:text-transform="none" fo:color="#333333" style:font-name="Lucida Console" fo:font-size="7.5pt" fo:letter-spacing="normal" fo:font-style="normal" fo:font-weight="normal" officeooo:rsid="00159015" fo:background-color="transparent" loext:char-shading-value="0" style:font-size-asian="6pt" style:font-size-complex="6pt"/>
    </style:style>
    <style:style style:name="T19" style:family="text">
      <style:text-properties fo:font-variant="normal" fo:text-transform="none" fo:color="#333333" style:font-name="Lucida Console" fo:font-size="7.5pt" fo:letter-spacing="normal" fo:font-style="normal" fo:font-weight="normal" officeooo:rsid="0015ef5f" fo:background-color="transparent" loext:char-shading-value="0" style:font-size-asian="6pt" style:font-size-complex="6pt"/>
    </style:style>
    <style:style style:name="T20" style:family="text">
      <style:text-properties fo:font-variant="normal" fo:text-transform="none" fo:color="#008080" style:font-name="inherit" fo:font-size="7.5pt" fo:letter-spacing="normal" fo:font-style="normal" fo:font-weight="normal" officeooo:rsid="001311de" fo:background-color="transparent" loext:char-shading-value="0" style:font-size-asian="6pt" style:font-size-complex="6pt"/>
    </style:style>
    <style:style style:name="T21" style:family="text">
      <style:text-properties fo:font-variant="normal" fo:text-transform="none" fo:color="#4e575b" style:font-name="Courier" fo:font-size="6pt" fo:letter-spacing="normal" fo:font-style="normal" fo:font-weight="normal" officeooo:rsid="001311de" fo:background-color="#eeeeee" loext:char-shading-value="0" style:font-size-asian="6pt" style:font-size-complex="6pt"/>
    </style:style>
    <style:style style:name="T22" style:family="text">
      <style:text-properties fo:font-size="6pt" style:font-size-asian="6pt" style:font-size-complex="6pt"/>
    </style:style>
    <style:style style:name="T23" style:family="text">
      <style:text-properties fo:font-size="6pt" officeooo:rsid="0005f3ef" style:font-size-asian="6pt" style:font-size-complex="6pt"/>
    </style:style>
    <style:style style:name="T24" style:family="text">
      <style:text-properties fo:font-size="6pt" officeooo:rsid="0019e714" style:font-size-asian="6pt" style:font-size-complex="6pt"/>
    </style:style>
    <style:style style:name="T25" style:family="text">
      <style:text-properties fo:font-size="6pt" officeooo:rsid="001c2fa5" style:font-size-asian="6pt" style:font-size-complex="6pt"/>
    </style:style>
    <style:style style:name="T26" style:family="text">
      <style:text-properties fo:font-size="6pt" officeooo:rsid="001d19d0" style:font-size-asian="6pt" style:font-size-complex="6pt"/>
    </style:style>
    <style:style style:name="T27" style:family="text">
      <style:text-properties fo:font-size="6pt" officeooo:rsid="001e0dec" style:font-size-asian="6pt" style:font-size-complex="6pt"/>
    </style:style>
    <style:style style:name="T28" style:family="text">
      <style:text-properties fo:font-size="6pt" officeooo:rsid="001ffa28" style:font-size-asian="6pt" style:font-size-complex="6pt"/>
    </style:style>
    <style:style style:name="T29" style:family="text">
      <style:text-properties officeooo:rsid="0012237e"/>
    </style:style>
    <style:style style:name="T30" style:family="text">
      <style:text-properties fo:color="#0088cc" style:text-line-through-style="none" style:text-line-through-type="none" style:text-underline-style="none" style:text-blinking="false"/>
    </style:style>
    <style:style style:name="T31" style:family="text">
      <style:text-properties fo:color="#005580" style:text-underline-style="solid" style:text-underline-width="auto" style:text-underline-color="font-color"/>
    </style:style>
    <style:style style:name="T32" style:family="text">
      <style:text-properties style:font-name="Arial Narrow" fo:font-size="6pt" style:font-size-asian="6pt" style:font-size-complex="6pt"/>
    </style:style>
    <style:style style:name="T33" style:family="text">
      <style:text-properties style:font-name="Arial Narrow" fo:font-size="6pt" officeooo:rsid="001311de" style:font-size-asian="6pt" style:font-size-complex="6pt"/>
    </style:style>
    <style:style style:name="T34" style:family="text">
      <style:text-properties officeooo:rsid="0019d4af"/>
    </style:style>
    <style:style style:name="T35" style:family="text">
      <style:text-properties officeooo:rsid="001c2fa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ce you're creating a larger cluster now, the NameNode needs more memory to keep track of the metadata than what you used in the previous lesson. </text:p>
      <text:p text:style-name="P1">From your EC2 dashboard, launch an instance. Again, choose Ubuntu server. The t2.micro instance won't work anymore, instead, you should use m3.large since it has 7.5 GB of memory.</text:p>
      <text:p text:style-name="P1">Just one instance is fine for now. Next, choose 30 GB of storage for the instance.</text:p>
      <text:p text:style-name="Text_20_body"><text:span text:style-name="T23">TAG it</text:span><text:span text:style-name="T22"> "Ambari server." <text:s/></text:span><text:span text:style-name="T13">ami-5e63d13e</text:span> </text:p>
      <text:p text:style-name="P1">Then you're going to configure the security group. You'll need to add a rule to allow access to the Ambari web client. Add a Custom TCP Rule, set the port to 8080, and leave the source as all these zeros. Here you'll be leaving it open to anyone. Typically you'd restrict the source address so that only your organization could access the client.</text:p>
      <text:p text:style-name="P1">Finally, launch your instance! Again, you'll need a private key, you'll most likely want to use the one you created in the previous lesson. You should be able to select it from the drop down menu. If not, create a new key and download it.</text:p>
      <text:p text:style-name="P1"/>
      <text:p text:style-name="P6"><text:span text:style-name="Source_20_Text">ssh -i /path/to/key_file.pem </text:span><text:a xlink:type="simple" xlink:href="mailto:ubuntu@DNS_hostname" text:style-name="Internet_20_link"><text:span text:style-name="Source_20_Text">ubuntu@</text:span></text:a><text:a xlink:type="simple" xlink:href="mailto:ubuntu@DNS_hostname" text:style-name="Internet_20_link"><text:span text:style-name="Source_20_Text"><text:span text:style-name="T1">DNS</text:span></text:span></text:a><text:a xlink:type="simple" xlink:href="mailto:ubuntu@DNS_hostname" text:style-name="Internet_20_link"><text:span text:style-name="Source_20_Text">_hostname</text:span></text:a></text:p>
      <text:p text:style-name="P6"><text:span text:style-name="Source_20_Text"><text:span text:style-name="T15">ssh -i "jingamasti.pem" ubuntu@ec2-54-201-242-111.us-west-2.compute.amazonaws.com</text:span></text:span></text:p>
      <text:p text:style-name="P7"><text:span text:style-name="Source_20_Text">sudo apt-get update &amp;&amp; sudo apt-get dist-upgrade -</text:span><text:span text:style-name="Source_20_Text"><text:span text:style-name="T9">y</text:span></text:span></text:p>
      <text:p text:style-name="P7"><text:span text:style-name="Source_20_Text">sudo apt-get install ntp -</text:span><text:span text:style-name="Source_20_Text"><text:span text:style-name="T1">y</text:span></text:span></text:p>
      <text:p text:style-name="P7"><text:span text:style-name="Source_20_Text">sudo service ntp status</text:span></text:p>
      <text:p text:style-name="P7"><text:span text:style-name="Source_20_Text">sudo service ntp start </text:span></text:p>
      <text:p text:style-name="P6"><text:span text:style-name="Source_20_Text">sudo nano /etc/rc.local</text:span></text:p>
      <text:p text:style-name="P2"><text:span text:style-name="Source_20_Text"><text:span text:style-name="T8">#</text:span></text:span><text:span text:style-name="Source_20_Text">Add these lines:</text:span></text:p>
      <text:p text:style-name="Preformatted_20_Text"><text:span text:style-name="Source_20_Text">if test -f /sys/kernel/mm/transparent_hugepage/enabled; then</text:span></text:p>
      <text:p text:style-name="Preformatted_20_Text"><text:span text:style-name="Source_20_Text"><text:s text:c="4"/>echo never &gt; /sys/kernel/mm/transparent_hugepage/enabled</text:span></text:p>
      <text:p text:style-name="Preformatted_20_Text"><text:span text:style-name="Source_20_Text">fi</text:span></text:p>
      <text:p text:style-name="Preformatted_20_Text"/>
      <text:p text:style-name="Preformatted_20_Text"><text:span text:style-name="Source_20_Text">if test -f /sys/kernel/mm/transparent_hugepage/defrag; then</text:span></text:p>
      <text:p text:style-name="Preformatted_20_Text"><text:span text:style-name="Source_20_Text"><text:s text:c="4"/>echo never &gt; /sys/kernel/mm/transparent_hugepage/defrag</text:span></text:p>
      <text:p text:style-name="P6"><text:span text:style-name="Source_20_Text">fi</text:span></text:p>
      <text:p text:style-name="P6"><text:span text:style-name="Source_20_Text"><text:span text:style-name="T3">#</text:span></text:span><text:span text:style-name="Source_20_Text"><text:span text:style-name="T2">Create SnapShot </text:span></text:span><text:span text:style-name="Source_20_Text">save the instance to an image, call it something like “Ambari </text:span><text:span text:style-name="Source_20_Text"><text:span text:style-name="T8">#</text:span></text:span><text:span text:style-name="Source_20_Text">node.” Make sure to check “No reboot,” you'll be using this instance as the </text:span><text:span text:style-name="Source_20_Text"><text:span text:style-name="T8">#</text:span></text:span><text:span text:style-name="Source_20_Text">Ambari server.</text:span></text:p>
      <text:p text:style-name="P10"><text:span text:style-name="Source_20_Text"><text:span text:style-name="T10">S</text:span></text:span><text:span text:style-name="Source_20_Text">ave the instance to an image, call it “Ambari” Make sure to check “No reboot,” you'll be using this instance as the Ambari server.</text:span></text:p>
      <text:p text:style-name="P6"><text:span text:style-name="Source_20_Text"><text:span text:style-name="T8">#</text:span></text:span><text:span text:style-name="Source_20_Text">You can easily create any number of nodes for our cluster by launching </text:span><text:span text:style-name="Source_20_Text"><text:span text:style-name="T8">#</text:span></text:span><text:span text:style-name="Source_20_Text">instances from the image you just created.</text:span></text:p>
      <text:h text:style-name="P20" text:outline-level="1"><text:bookmark text:name="header-title"/><text:span text:style-name="Source_20_Text"><text:span text:style-name="T6">#</text:span></text:span><text:span text:style-name="Source_20_Text"><text:span text:style-name="T4">Launch </text:span></text:span><text:span text:style-name="Source_20_Text"><text:span text:style-name="T5">6</text:span></text:span><text:span text:style-name="Source_20_Text"><text:span text:style-name="T4"> nodes </text:span></text:span><text:span text:style-name="Source_20_Text"><text:span text:style-name="T7">or more </text:span></text:span><text:span text:style-name="Source_20_Text"><text:span text:style-name="T4">for the cluster</text:span></text:span></text:h>
      <text:h text:style-name="P5" text:outline-level="2"><text:bookmark text:name="install-and-start-ambari-server"/><text:span text:style-name="Source_20_Text"><text:span text:style-name="T6">#</text:span></text:span><text:span text:style-name="Source_20_Text"><text:span text:style-name="T4">Install and start Ambari server Ambari version 2.2.0</text:span></text:span></text:h>
      <text:p text:style-name="P6"><text:span text:style-name="Source_20_Text"><text:span text:style-name="T4">scp -i key_file.pem key_file.pem </text:span></text:span><text:a xlink:type="simple" xlink:href="mailto:ubuntu@server_public_hostname" text:style-name="Internet_20_link"><text:span text:style-name="Source_20_Text"><text:span text:style-name="T4">ubuntu@server_public_hostname</text:span></text:span></text:a><text:span text:style-name="Source_20_Text"><text:span text:style-name="T4">:~/.ssh/</text:span></text:span></text:p>
      <text:p text:style-name="P3"><text:a xlink:type="simple" xlink:href="https://cwiki.apache.org/confluence/display/AMBARI/Ambari+User+Guides" text:style-name="Internet_20_link"><text:span text:style-name="Source_20_Text"><text:span text:style-name="T6">https://cwiki.apache.org/confluence/display/AMBARI/Ambari+User+Guides</text:span></text:span></text:a></text:p>
      <text:p text:style-name="P8"/>
      <text:p text:style-name="P8"/>
      <text:p text:style-name="P8"/>
      <text:p text:style-name="P14"><text:soft-page-break/>This is the directory where you are paste <text:s/>repositry url </text:p>
      <text:p text:style-name="P8"><text:span text:style-name="Source_20_Text"><text:span text:style-name="T6">cd /etc/apt/sources.list.d</text:span></text:span></text:p>
      <text:p text:style-name="P6"><text:span text:style-name="Source_20_Text">sudo wget http://public-repo-1.hortonworks.com/ambari/ubuntu14/2.x/updates/2.2.0.0/ambari.list</text:span></text:p>
      <text:p text:style-name="P3"><text:span text:style-name="Source_20_Text"><text:span text:style-name="T6">#Add the key to authenticate Ambari package</text:span></text:span></text:p>
      <text:p text:style-name="P6"><text:span text:style-name="Source_20_Text">sudo apt-key adv --recv-keys --keyserver keyserver.ubuntu.com B9733A7A07513CAD</text:span></text:p>
      <text:p text:style-name="P9"><text:span text:style-name="Source_20_Text">sudo apt-get update &amp;&amp; sudo apt-get dist-upgrade -</text:span><text:span text:style-name="Source_20_Text"><text:span text:style-name="T10">y</text:span></text:span></text:p>
      <text:p text:style-name="P9"><text:span text:style-name="Source_20_Text">sudo apt-get install ambari-server -</text:span><text:span text:style-name="Source_20_Text"><text:span text:style-name="T11">y</text:span></text:span></text:p>
      <text:p text:style-name="P24"><text:span text:style-name="Source_20_Text">sudo ambari-server setup</text:span></text:p>
      <text:p text:style-name="P24"><text:span text:style-name="Source_20_Text"><text:span text:style-name="T35">(Point to Rember Below)</text:span></text:span></text:p>
      <text:p text:style-name="P16"><text:span text:style-name="Source_20_Text"><text:span text:style-name="T24">(Rember you are going to select all defult options bcz you dnt have any thi</text:span></text:span><text:span text:style-name="Source_20_Text"><text:span text:style-name="T28">r</text:span></text:span><text:span text:style-name="Source_20_Text"><text:span text:style-name="T24">d party database ready.. so we can use embedded database used it)</text:span></text:span></text:p>
      <text:p text:style-name="P17"><text:span text:style-name="Source_20_Text"><text:span text:style-name="T25">The first question user account and defult name is admin .Now they asking which jdk Now custom Jdk what does it means </text:span></text:span></text:p>
      <text:p text:style-name="P17"><text:span text:style-name="Source_20_Text"><text:span text:style-name="T25">R u ok with oracle Jdk now this is suggesting which on 1.8 bcz we r going to enterpize and in enterpize open source theory not </text:span></text:span><text:span text:style-name="Source_20_Text"><text:span text:style-name="T26">worked </text:span></text:span></text:p>
      <text:p text:style-name="P18"><text:span text:style-name="Source_20_Text"><text:span text:style-name="T26">this is latest update .. </text:span></text:span><text:span text:style-name="Source_20_Text"><text:span text:style-name="T27">if suppose to use if u want to support ..suppose jvm is encripted that encripation suppose by whome oracle </text:span></text:span></text:p>
      <text:p text:style-name="P19"><text:span text:style-name="Source_20_Text"><text:span text:style-name="T27">any problem in encreption and descrption then will catch on hold whome orcle </text:span></text:span></text:p>
      <text:p text:style-name="P16"><text:span text:style-name="Source_20_Text"><text:span text:style-name="T24"/></text:span></text:p>
      <text:p text:style-name="P9"><text:span text:style-name="Source_20_Text">sudo ambari-server start</text:span></text:p>
      <text:p text:style-name="P10"><text:span text:style-name="Source_20_Text">sudo ambari-server st</text:span><text:span text:style-name="Source_20_Text"><text:span text:style-name="T29">atus</text:span></text:span></text:p>
      <text:p text:style-name="P15"><text:span text:style-name="Source_20_Text"><text:span text:style-name="T34">Use fully Private Dns like this :</text:span></text:span><text:span text:style-name="T14">ec2-34-208-121-144.us-west-2.compute.amazonaws.com</text:span></text:p>
      <text:p text:style-name="P21"><text:span text:style-name="Source_20_Text">52.66.119.133:</text:span><text:span text:style-name="Source_20_Text"><text:span text:style-name="T12">8080</text:span></text:span></text:p>
      <text:p text:style-name="P22"><text:span text:style-name="Source_20_Text"><text:span text:style-name="T12">ADMIN</text:span></text:span></text:p>
      <text:p text:style-name="P22"><text:span text:style-name="Source_20_Text"><text:span text:style-name="T12">ADMIN</text:span></text:span></text:p>
      <text:p text:style-name="Standard">ip-172-31-8-174.ap-south-1.compute.internal</text:p>
      <text:section text:style-name="Sect1" text:name="gwt-uid-4639">
        <text:p text:style-name="Standard">ip-172-31-8-175.ap-south-1.compute.internal</text:p>
      </text:section>
      <text:section text:style-name="Sect1" text:name="gwt-uid-4640">
        <text:p text:style-name="Standard">ip-172-31-8-176.ap-south-1.compute.internal</text:p>
      </text:section>
      <text:section text:style-name="Sect1" text:name="gwt-uid-4641">
        <text:p text:style-name="Standard">ip-172-31-8-177.ap-south-1.compute.internal</text:p>
      </text:section>
      <text:section text:style-name="Sect1" text:name="gwt-uid-4642">
        <text:p text:style-name="Standard">ip-172-31-8-178.ap-south-1.compute.internal</text:p>
      </text:section>
      <text:section text:style-name="Sect1" text:name="gwt-uid-4643">
        <text:p text:style-name="Standard">ip-172-31-8-179.ap-south-1.compute.internal</text:p>
      </text:section>
      <text:p text:style-name="P21"><text:span text:style-name="Source_20_Text"/></text:p>
      <text:p text:style-name="P23"><text:line-break/><text:span text:style-name="T30">Transparent Huge Pages Issues <text:line-break/>JDK Issues <text:line-break/>Disk Issues <text:line-break/>Repository Issues <text:line-break/>Firewall Issues <text:line-break/>Process Issues <text:line-break/>Package Issues <text:line-break/>File and Folder Issues <text:line-break/>Service Issues <text:line-break/></text:span><text:soft-page-break/><text:span text:style-name="T30">User Issues <text:line-break/>Misc Issues <text:line-break/>Alternatives Issues <text:line-break/>Reverse Lookup Issues <text:line-break/></text:span><text:span text:style-name="T31">Hostname Resolution Issues </text:span></text:p>
      <text:p text:style-name="P11"><text:span text:style-name="T16">Slider</text:span><text:span text:style-name="T32"> <text:line-break/></text:span><text:span text:style-name="T16">SmartSense</text:span><text:span text:style-name="T32"> <text:line-break/></text:span><text:span text:style-name="T16">ZooKeeper</text:span><text:span text:style-name="T32"> <text:line-break/></text:span><text:span text:style-name="T33">Y</text:span><text:span text:style-name="T32">ARN + MapReduce2<text:line-break/></text:span><text:span text:style-name="T16">HDFS</text:span><text:span text:style-name="T32"> <text:line-break/></text:span><text:span text:style-name="Source_20_Text"><text:span text:style-name="T33">Ambari Metrics<text:tab/></text:span></text:span></text:p>
      <text:p text:style-name="P11"><text:span text:style-name="Source_20_Text"><text:span text:style-name="T17">sudo su – hdfs</text:span></text:span></text:p>
      <text:p text:style-name="P12"><text:span text:style-name="Source_20_Text"><text:span text:style-name="T18">hadoop jar /usr/hdp/2.3.6.0-3796/hadoop-mapreduce/hadoop-mapreduce-examples-*.jar teragen 500000 random-data</text:span></text:span></text:p>
      <text:p text:style-name="P12"><text:span text:style-name="Source_20_Text"><text:span text:style-name="T18">hadoop jar /usr/hdp/2.3.6.0-3796/hadoop-mapreduce/hadoop-mapreduce-examples-*.jar</text:span></text:span><text:span text:style-name="Source_20_Text"><text:span text:style-name="T17"> terasort random-data sorted-data</text:span></text:span></text:p>
      <text:p text:style-name="P12"><text:span text:style-name="Source_20_Text"><text:span text:style-name="T17">hadoop jar /usr/hdp/</text:span></text:span><text:span text:style-name="Source_20_Text"><text:span text:style-name="T18">2.3.6.0-3796</text:span></text:span><text:span text:style-name="Source_20_Text"><text:span text:style-name="T17">/hadoop-mapreduce/hadoop-mapreduce-client-jobclient-tests.jar TestDFSIO -write -nrFiles </text:span></text:span><text:span text:style-name="Source_20_Text"><text:span text:style-name="T20">10</text:span></text:span><text:span text:style-name="Source_20_Text"><text:span text:style-name="T17"> -fileSize </text:span></text:span><text:span text:style-name="Source_20_Text"><text:span text:style-name="T20">50</text:span></text:span><text:span text:style-name="Source_20_Text"><text:span text:style-name="T17">MB</text:span></text:span></text:p>
      <text:p text:style-name="P12"><text:span text:style-name="Source_20_Text"><text:span text:style-name="T17">hadoop jar /usr/hdp/</text:span></text:span><text:span text:style-name="Source_20_Text"><text:span text:style-name="T18">2.3.6.0-3796</text:span></text:span><text:span text:style-name="Source_20_Text"><text:span text:style-name="T17">/hadoop-mapreduce/hadoop-mapreduce-client-jobclient-tests.jar TestDFSIO -read -nrFiles </text:span></text:span><text:span text:style-name="Source_20_Text"><text:span text:style-name="T20">10</text:span></text:span><text:span text:style-name="Source_20_Text"><text:span text:style-name="T17"> -fileSize </text:span></text:span><text:span text:style-name="Source_20_Text"><text:span text:style-name="T20">50</text:span></text:span><text:span text:style-name="Source_20_Text"><text:span text:style-name="T17">MB</text:span></text:span></text:p>
      <text:p text:style-name="P4"><text:span text:style-name="Source_20_Text"><text:span text:style-name="T21"/></text:span></text:p>
      <text:p text:style-name="Text_20_body"><text:line-break/></text:p>
      <text:p text:style-name="P13"><text:span text:style-name="Source_20_Text"><text:span text:style-name="T19">https://cwiki.apache.org/confluence/display/AMBARI/Using+APIs+to+delete+a+service+or+all+host+components+on+a+host</text:span></text:span></text:p>
      <text:p text:style-name="P11"><text:span text:style-name="Source_20_Text"><text:span text:style-name="T17"/></text:span></text:p>
      <text:p text:style-name="P11"><text:span text:style-name="Source_20_Text"><text:span text:style-name="T33"/></text:span></text:p>
      <text:p text:style-name="P6"><text:span text:style-name="Source_20_Text"/></text:p>
      <text:p text:style-name="P6"><text:span text:style-name="Source_20_Text"/></text:p>
      <text:p text:style-name="P6"><text:span text:style-name="Source_20_Text"/></text:p>
      <text:p text:style-name="P3"><text:span text:style-name="Source_20_Text"><text:span text:style-name="T6"/></text:span></text:p>
      <text:p text:style-name="P2"><text:span text:style-name="Source_20_Text"/></text:p>
      <text:p text:style-name="P6"><text:span text:style-name="Source_20_Text"/></text:p>
      <text:p text:style-name="P6"><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04:16:51.316338215</meta:creation-date>
    <meta:editing-duration>PT1H30M18S</meta:editing-duration>
    <meta:editing-cycles>21</meta:editing-cycles>
    <meta:generator>LibreOffice/4.2.8.2$Linux_X86_64 LibreOffice_project/420m0$Build-2</meta:generator>
    <dc:date>2017-04-12T11:15:44.485110624</dc:date>
    <meta:document-statistic meta:table-count="0" meta:image-count="0" meta:object-count="0" meta:page-count="3" meta:paragraph-count="62" meta:word-count="596" meta:character-count="4623" meta:non-whitespace-character-count="4050"/>
  </office:meta>
</office:document-meta>
</file>